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in" fo:margin-left="0in" fo:margin-top="0in" fo:margin-bottom="0in" table:align="left" style:writing-mode="lr-tb"/>
    </style:style>
    <style:style style:name="Table1.A" style:family="table-column">
      <style:table-column-properties style:column-width="0.4979in"/>
    </style:style>
    <style:style style:name="Table1.B" style:family="table-column">
      <style:table-column-properties style:column-width="2.0375in"/>
    </style:style>
    <style:style style:name="Table1.C" style:family="table-column">
      <style:table-column-properties style:column-width="1.3764in"/>
    </style:style>
    <style:style style:name="Table1.D" style:family="table-column">
      <style:table-column-properties style:column-width="2.6875in"/>
    </style:style>
    <style:style style:name="Table1.1" style:family="table-row">
      <style:table-row-properties style:min-row-height="0.3771in" fo:keep-together="auto"/>
    </style:style>
    <style:style style:name="Table1.A1" style:family="table-cell">
      <style:table-cell-properties fo:padding-left="0.0785in" fo:padding-right="0.075in" fo:padding-top="0in" fo:padding-bottom="0in" fo:border="0.5pt solid #000000"/>
    </style:style>
    <style:style style:name="Table1.2" style:family="table-row">
      <style:table-row-properties style:min-row-height="0.1965in" fo:keep-together="auto"/>
    </style:style>
    <style:style style:name="Table1.A2" style:family="table-cell">
      <style:table-cell-properties fo:padding-left="0.0785in" fo:padding-right="0.075in" fo:padding-top="0in" fo:padding-bottom="0in" fo:border-left="0.5pt solid #000000" fo:border-right="0.5pt solid #000000" fo:border-top="0.5pt solid #000000" fo:border-bottom="0.75pt solid #000000"/>
    </style:style>
    <style:style style:name="Table1.3" style:family="table-row">
      <style:table-row-properties style:min-row-height="0.5743in" fo:keep-together="auto"/>
    </style:style>
    <style:style style:name="Table1.A3" style:family="table-cell">
      <style:table-cell-properties fo:padding-left="0.0785in" fo:padding-right="0.075in" fo:padding-top="0in" fo:padding-bottom="0in" fo:border="0.75pt solid #000000"/>
    </style:style>
    <style:style style:name="Table1.5" style:family="table-row">
      <style:table-row-properties style:min-row-height="0.566in" fo:keep-together="auto"/>
    </style:style>
    <style:style style:name="Table1.6" style:family="table-row">
      <style:table-row-properties style:min-row-height="0.0979in" fo:keep-together="auto"/>
    </style:style>
    <style:style style:name="Table1.8" style:family="table-row">
      <style:table-row-properties style:min-row-height="0.6181in" fo:keep-together="auto"/>
    </style:style>
    <style:style style:name="Table1.12" style:family="table-row">
      <style:table-row-properties style:min-row-height="1.1326in" fo:keep-together="auto"/>
    </style:style>
    <style:style style:name="Table1.14" style:family="table-row">
      <style:table-row-properties style:min-row-height="0.7549in" fo:keep-together="auto"/>
    </style:style>
    <style:style style:name="Table1.15" style:family="table-row">
      <style:table-row-properties style:min-row-height="0.7632in" fo:keep-together="auto"/>
    </style:style>
    <style:style style:name="Table1.17" style:family="table-row">
      <style:table-row-properties style:min-row-height="0.9438in" fo:keep-together="auto"/>
    </style:style>
    <style:style style:name="Table1.19" style:family="table-row">
      <style:table-row-properties style:min-row-height="0.9521in" fo:keep-together="auto"/>
    </style:style>
    <style:style style:name="Table2" style:family="table">
      <style:table-properties style:width="6.6347in" fo:margin-left="0in" fo:margin-top="0in" fo:margin-bottom="0in" table:align="left" style:writing-mode="lr-tb"/>
    </style:style>
    <style:style style:name="Table2.A" style:family="table-column">
      <style:table-column-properties style:column-width="0.559in"/>
    </style:style>
    <style:style style:name="Table2.B" style:family="table-column">
      <style:table-column-properties style:column-width="1.5347in"/>
    </style:style>
    <style:style style:name="Table2.C" style:family="table-column">
      <style:table-column-properties style:column-width="2.3958in"/>
    </style:style>
    <style:style style:name="Table2.D" style:family="table-column">
      <style:table-column-properties style:column-width="2.1444in"/>
    </style:style>
    <style:style style:name="Table2.1" style:family="table-row">
      <style:table-row-properties style:min-row-height="0.9021in" fo:keep-together="auto"/>
    </style:style>
    <style:style style:name="Table2.A1" style:family="table-cell">
      <style:table-cell-properties fo:padding-left="0.0785in" fo:padding-right="0.075in" fo:padding-top="0in" fo:padding-bottom="0in" fo:border="0.5pt solid #000001"/>
    </style:style>
    <style:style style:name="Table2.2" style:family="table-row">
      <style:table-row-properties style:min-row-height="0.4326in" fo:keep-together="auto"/>
    </style:style>
    <style:style style:name="Table2.4" style:family="table-row">
      <style:table-row-properties style:min-row-height="1.4306in" fo:keep-together="auto"/>
    </style:style>
    <style:style style:name="Table2.5" style:family="table-row">
      <style:table-row-properties style:min-row-height="0.2174in" fo:keep-together="auto"/>
    </style:style>
    <style:style style:name="Table2.8" style:family="table-row">
      <style:table-row-properties style:min-row-height="0.2396in" fo:keep-together="auto"/>
    </style:style>
    <style:style style:name="Table3" style:family="table">
      <style:table-properties style:width="4.5646in" fo:margin-left="0in" fo:margin-top="0in" fo:margin-bottom="0in" table:align="left" style:writing-mode="lr-tb"/>
    </style:style>
    <style:style style:name="Table3.A" style:family="table-column">
      <style:table-column-properties style:column-width="2.2826in"/>
    </style:style>
    <style:style style:name="Table3.B" style:family="table-column">
      <style:table-column-properties style:column-width="2.2813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4.5646in" fo:margin-left="0in" fo:margin-top="0in" fo:margin-bottom="0in" table:align="left" style:writing-mode="lr-tb"/>
    </style:style>
    <style:style style:name="Table4.A" style:family="table-column">
      <style:table-column-properties style:column-width="2.2826in"/>
    </style:style>
    <style:style style:name="Table4.B" style:family="table-column">
      <style:table-column-properties style:column-width="2.2813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4.2" style:family="table-row">
      <style:table-row-properties style:min-row-height="0.1549in"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line-height="113%"/>
      <style:text-properties style:font-name="Times New Roman" fo:font-size="12pt" style:font-name-asian="Times New Roman1" style:font-size-asian="12pt" style:font-name-complex="Times New Roman1" style:font-size-complex="12pt"/>
    </style:style>
    <style:style style:name="P3"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4" style:family="paragraph" style:parent-style-name="Standard">
      <style:paragraph-properties fo:line-height="113%"/>
    </style:style>
    <style:style style:name="P5" style:family="paragraph" style:parent-style-name="Standard">
      <style:paragraph-properties fo:margin-top="0in" fo:margin-bottom="0.139in" loext:contextual-spacing="false" fo:line-height="115%" fo:text-align="start" style:justify-single-word="false" fo:orphans="2" fo:widows="2"/>
    </style:style>
    <style:style style:name="P6" style:family="paragraph" style:parent-style-name="Standard">
      <style:paragraph-properties fo:margin-top="0in" fo:margin-bottom="0.139in" loext:contextual-spacing="false" fo:line-height="100%"/>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in" fo:margin-bottom="0.139in" loext:contextual-spacing="false" fo:line-height="100%" fo:text-align="justify" style:justify-single-word="false"/>
    </style:style>
    <style:style style:name="P8" style:family="paragraph" style:parent-style-name="Standard">
      <style:paragraph-properties fo:margin-top="0in" fo:margin-bottom="0.139in" loext:contextual-spacing="false" fo:line-height="100%" fo:text-align="center" style:justify-single-word="false"/>
    </style:style>
    <style:style style:name="P9" style:family="paragraph" style:parent-style-name="Standard">
      <style:paragraph-properties fo:margin-top="0in" fo:margin-bottom="0.139in" loext:contextual-spacing="false" fo:line-height="113%"/>
    </style:style>
    <style:style style:name="P10" style:family="paragraph" style:parent-style-name="Standard">
      <style:paragraph-properties fo:margin-left="0.0744in" fo:margin-right="0in" fo:margin-top="0in" fo:margin-bottom="0in" loext:contextual-spacing="false" fo:line-height="100%" fo:text-indent="0in" style:auto-text-indent="false"/>
    </style:style>
    <style:style style:name="P11" style:family="paragraph" style:parent-style-name="Standard">
      <style:paragraph-properties fo:margin-left="0.0744in" fo:margin-right="0in" fo:margin-top="0in" fo:margin-bottom="0in" loext:contextual-spacing="false" fo:line-height="100%" fo:text-indent="0in" style:auto-text-indent="false"/>
      <style:text-properties style:font-name="Times New Roman" fo:font-size="13pt" style:font-name-asian="Times New Roman1" style:font-size-asian="13pt" style:font-name-complex="Times New Roman1" style:font-size-complex="13pt"/>
    </style:style>
    <style:style style:name="P12" style:family="paragraph" style:parent-style-name="Standard">
      <style:paragraph-properties fo:margin-left="0.0744in" fo:margin-right="0in" fo:margin-top="0in" fo:margin-bottom="0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left="0.0744in" fo:margin-right="0in" fo:margin-top="0in" fo:margin-bottom="0in" loext:contextual-spacing="false" fo:line-height="100%" fo:text-indent="0in" style:auto-text-indent="false"/>
      <style:text-properties style:font-name="Times New Roman" style:font-name-asian="Times New Roman1" style:font-name-complex="Times New Roman1"/>
    </style:style>
    <style:style style:name="P14" style:family="paragraph" style:parent-style-name="Standard">
      <style:paragraph-properties fo:margin-left="0.0744in" fo:margin-right="0in" fo:margin-top="0in" fo:margin-bottom="0.139in" loext:contextual-spacing="false" fo:line-height="113%" fo:text-indent="0in" style:auto-text-indent="false"/>
    </style:style>
    <style:style style:name="P15" style:family="paragraph" style:parent-style-name="Standard">
      <style:paragraph-properties fo:margin-left="0.0744in" fo:margin-right="0in" fo:margin-top="0.0008in" fo:margin-bottom="0.139in" loext:contextual-spacing="false" fo:line-height="106%" fo:text-indent="0in" style:auto-text-indent="false"/>
    </style:style>
    <style:style style:name="P16" style:family="paragraph" style:parent-style-name="Standard">
      <style:paragraph-properties fo:margin-left="0.0744in" fo:margin-right="0in" fo:margin-top="0.0008in" fo:margin-bottom="0.139in" loext:contextual-spacing="false" fo:line-height="106%" fo:text-indent="0in" style:auto-text-indent="false"/>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left="0.0744in" fo:margin-right="0in" fo:margin-top="0.0008in" fo:margin-bottom="0.139in" loext:contextual-spacing="false" fo:line-height="106%"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8" style:family="paragraph" style:parent-style-name="Standard">
      <style:paragraph-properties fo:margin-left="0.0744in" fo:margin-right="0in" fo:margin-top="0.0008in" fo:margin-bottom="0.139in" loext:contextual-spacing="false" fo:line-height="100%" fo:text-indent="0in" style:auto-text-indent="false"/>
    </style:style>
    <style:style style:name="P19" style:family="paragraph" style:parent-style-name="Standard">
      <style:paragraph-properties fo:margin-top="0in" fo:margin-bottom="0in" loext:contextual-spacing="false" fo:line-height="100%"/>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P20" style:family="paragraph" style:parent-style-name="Standard">
      <style:paragraph-properties fo:margin-top="0in" fo:margin-bottom="0in" loext:contextual-spacing="false" fo:line-height="100%"/>
      <style:text-properties style:font-name="Times New Roman" style:font-name-asian="Times New Roman1" style:font-name-complex="Times New Roman1"/>
    </style:style>
    <style:style style:name="P21" style:family="paragraph" style:parent-style-name="Standard">
      <style:paragraph-properties fo:margin-top="0in" fo:margin-bottom="0in" loext:contextual-spacing="false" fo:line-height="100%"/>
    </style:style>
    <style:style style:name="P22" style:family="paragraph" style:parent-style-name="Standard">
      <style:paragraph-properties fo:margin-left="0.0744in" fo:margin-right="0.2055in" fo:margin-top="0in" fo:margin-bottom="0.139in" loext:contextual-spacing="false" fo:line-height="100%" fo:text-indent="0in" style:auto-text-indent="false"/>
    </style:style>
    <style:style style:name="P23" style:family="paragraph" style:parent-style-name="Standard">
      <style:paragraph-properties fo:margin-left="0.0744in" fo:margin-right="0.2055in" fo:margin-top="0.0008in" fo:margin-bottom="0.139in" loext:contextual-spacing="false" fo:line-height="106%" fo:text-indent="0in" style:auto-text-indent="false"/>
    </style:style>
    <style:style style:name="P24" style:family="paragraph" style:parent-style-name="Standard">
      <style:paragraph-properties fo:margin-left="0.0752in" fo:margin-right="0in" fo:margin-top="0in" fo:margin-bottom="0.139in" loext:contextual-spacing="false" fo:line-height="113%" fo:text-indent="0in" style:auto-text-indent="false"/>
    </style:style>
    <style:style style:name="P25" style:family="paragraph" style:parent-style-name="Standard">
      <style:paragraph-properties fo:margin-left="0.0752in" fo:margin-right="0in" fo:margin-top="0in" fo:margin-bottom="0.139in" loext:contextual-spacing="false" fo:line-height="113%" fo:text-align="justify" style:justify-single-word="false" fo:text-indent="0in" style:auto-text-indent="false"/>
    </style:style>
    <style:style style:name="P26" style:family="paragraph" style:parent-style-name="Standard">
      <style:paragraph-properties fo:margin-left="0.0752in" fo:margin-right="0in" fo:line-height="113%" fo:text-indent="0in" style:auto-text-indent="false"/>
    </style:style>
    <style:style style:name="P27" style:family="paragraph" style:parent-style-name="Standard">
      <style:paragraph-properties fo:margin-left="0.0752in" fo:margin-right="0in" fo:line-height="113%" fo:text-indent="0in" style:auto-text-indent="false"/>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left="0.0752in" fo:margin-right="0in" fo:line-height="113%"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margin-left="0.0752in" fo:margin-right="0in" fo:margin-top="0.0008in" fo:margin-bottom="0.139in" loext:contextual-spacing="false" fo:line-height="106%" fo:text-indent="0in" style:auto-text-indent="false"/>
    </style:style>
    <style:style style:name="P30" style:family="paragraph" style:parent-style-name="Standard">
      <style:paragraph-properties fo:margin-left="0.0752in" fo:margin-right="0in" fo:margin-top="0.0008in" fo:margin-bottom="0.139in" loext:contextual-spacing="false" fo:line-height="106%" fo:text-align="justify" style:justify-single-word="false" fo:text-indent="0in" style:auto-text-indent="false"/>
    </style:style>
    <style:style style:name="P31" style:family="paragraph" style:parent-style-name="Standard">
      <style:paragraph-properties fo:margin-left="0.0752in" fo:margin-right="0in" fo:margin-top="0.0008in" fo:margin-bottom="0.139in" loext:contextual-spacing="false" fo:line-height="106%" fo:text-indent="0in" style:auto-text-indent="false"/>
      <style:text-properties style:font-name="Times New Roman" style:font-name-asian="Times New Roman1" style:font-name-complex="Times New Roman1"/>
    </style:style>
    <style:style style:name="P32" style:family="paragraph" style:parent-style-name="Standard">
      <style:paragraph-properties fo:margin-left="0.0752in" fo:margin-right="0in" fo:margin-top="0.0008in" fo:margin-bottom="0.139in" loext:contextual-spacing="false" fo:line-height="106%" fo:text-indent="0in" style:auto-text-indent="false"/>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left="0.0752in" fo:margin-right="0in" fo:margin-top="0.0008in" fo:margin-bottom="0.139in" loext:contextual-spacing="false" fo:line-height="106%"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34" style:family="paragraph" style:parent-style-name="Standard">
      <style:paragraph-properties fo:margin-left="0.0752in" fo:margin-right="0in" fo:margin-top="0.0008in" fo:margin-bottom="0.139in" loext:contextual-spacing="false" fo:line-height="120%" fo:text-indent="0in" style:auto-text-indent="false"/>
    </style:style>
    <style:style style:name="P35" style:family="paragraph" style:parent-style-name="Standard">
      <style:paragraph-properties fo:margin-top="0.0008in" fo:margin-bottom="0.139in" loext:contextual-spacing="false" fo:line-height="106%"/>
    </style:style>
    <style:style style:name="P36" style:family="paragraph" style:parent-style-name="Standard">
      <style:paragraph-properties fo:margin-top="0.0008in" fo:margin-bottom="0.139in" loext:contextual-spacing="false" fo:line-height="106%"/>
      <style:text-properties style:font-name="Times New Roman" style:font-name-asian="Times New Roman1" style:font-name-complex="Times New Roman1"/>
    </style:style>
    <style:style style:name="P37" style:family="paragraph" style:parent-style-name="Standard">
      <style:paragraph-properties fo:margin-top="0.0008in" fo:margin-bottom="0.139in" loext:contextual-spacing="false" fo:line-height="115%"/>
      <style:text-properties style:font-name="Times New Roman" style:font-name-asian="Times New Roman1" style:font-name-complex="Times New Roman1"/>
    </style:style>
    <style:style style:name="P38" style:family="paragraph" style:parent-style-name="Standard">
      <style:paragraph-properties fo:margin-top="0.0008in" fo:margin-bottom="0.139in" loext:contextual-spacing="false" fo:line-height="120%"/>
      <style:text-properties style:font-name="Times New Roman" style:font-name-asian="Times New Roman1" style:font-name-complex="Times New Roman1"/>
    </style:style>
    <style:style style:name="P39" style:family="paragraph" style:parent-style-name="Standard">
      <style:paragraph-properties fo:margin-top="0.0008in" fo:margin-bottom="0.139in" loext:contextual-spacing="false" fo:line-height="106%"/>
      <style:text-properties style:font-name="Times New Roman" fo:font-size="7pt" style:font-name-asian="Times New Roman1" style:font-size-asian="7pt" style:font-name-complex="Times New Roman1" style:font-size-complex="7pt"/>
    </style:style>
    <style:style style:name="P40" style:family="paragraph" style:parent-style-name="Standard">
      <style:paragraph-properties fo:margin-top="0.0008in" fo:margin-bottom="0.139in" loext:contextual-spacing="false" fo:line-height="115%"/>
    </style:style>
    <style:style style:name="P41" style:family="paragraph" style:parent-style-name="Standard">
      <style:paragraph-properties fo:margin-top="0.0008in" fo:margin-bottom="0.139in" loext:contextual-spacing="false" fo:line-height="120%"/>
    </style:style>
    <style:style style:name="P4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43"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44" style:family="paragraph" style:parent-style-name="Standard">
      <style:paragraph-properties fo:margin-left="0.75in" fo:margin-right="0in" fo:margin-top="0in" fo:margin-bottom="0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45" style:family="paragraph" style:parent-style-name="Standard" style:list-style-name="WWNum1">
      <style:paragraph-properties fo:margin-left="1.5in" fo:margin-right="0in" fo:margin-top="0in" fo:margin-bottom="0in" loext:contextual-spacing="false" fo:line-height="100%" fo:text-indent="-0.25in" style:auto-text-indent="false"/>
    </style:style>
    <style:style style:name="P46" style:family="paragraph" style:parent-style-name="Standard">
      <style:paragraph-properties fo:margin-left="1.5in" fo:margin-right="0in" fo:margin-top="0in" fo:margin-bottom="0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47" style:family="paragraph" style:parent-style-name="Standard">
      <style:paragraph-properties fo:margin-top="0in" fo:margin-bottom="0.111in" loext:contextual-spacing="false" fo:line-height="108%"/>
    </style:style>
    <style:style style:name="P48" style:family="paragraph" style:parent-style-name="Standard">
      <style:paragraph-properties fo:margin-top="0in" fo:margin-bottom="0.111in" loext:contextual-spacing="false" fo:line-height="108%"/>
      <style:text-properties style:font-name="Times New Roman" style:font-name-asian="Times New Roman1" style:font-name-complex="Times New Roman1"/>
    </style:style>
    <style:style style:name="P49" style:family="paragraph" style:parent-style-name="Standard" style:master-page-name="Standard">
      <style:paragraph-properties style:page-number="1"/>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fo:font-weight="normal" style:font-name-asian="Times New Roman1" style:font-size-asian="14pt" style:font-weight-asian="normal" style:font-name-complex="Times New Roman1" style:font-size-complex="14pt"/>
    </style:style>
    <style:style style:name="T3" style:family="text">
      <style:text-properties style:font-name="Times New Roman" fo:font-size="14pt" style:font-name-asian="Times New Roman1" style:font-size-asian="14pt" style:font-name-complex="Times New Roman1" style:font-size-complex="14pt"/>
    </style:style>
    <style:style style:name="T4"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5" style:family="text">
      <style:text-properties style:font-name="Times New Roman" fo:font-size="13pt" style:font-name-asian="Times New Roman1" style:font-size-asian="13pt" style:font-name-complex="Times New Roman1" style:font-size-complex="13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fo:font-weight="bold" style:font-name-asian="Times New Roman1" style:font-size-asian="12pt" style:font-weight-asian="bold" style:font-name-complex="Times New Roman1" style:font-size-complex="12pt"/>
    </style:style>
    <style:style style:name="T8" style:family="text">
      <style:text-properties style:font-name="Times New Roman" style:font-name-asian="Times New Roman1" style:font-name-complex="Times New Roman1"/>
    </style:style>
    <style:style style:name="T9" style:family="text">
      <style:text-properties style:font-name="Times New Roman" fo:font-weight="bold" style:font-name-asian="Times New Roman1" style:font-weight-asian="bold" style:font-name-complex="Times New Roman1"/>
    </style:style>
    <style:style style:name="T10" style:family="text">
      <style:text-properties style:font-name="Quattrocento Sans" fo:font-size="12pt" style:font-name-asian="Quattrocento Sans1" style:font-size-asian="12pt" style:font-name-complex="Quattrocento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1">Name: </text:span><text:span text:style-name="T2">Prathamesh Rajesh Ingole</text:span></text:p>
      <text:p text:style-name="Standard"><text:span text:style-name="T1">Roll No. : </text:span><text:span text:style-name="T2">TYCOA77</text:span></text:p>
      <text:p text:style-name="Standard"><text:span text:style-name="T1">No of Screens in the Interface:</text:span><text:span text:style-name="T3"> <text:s/></text:span><text:span text:style-name="T4">5</text:span></text:p>
      <text:p text:style-name="Standard"><text:span text:style-name="T1">Interaction Styles used</text:span><text:span text:style-name="T3">:</text:span></text:p>
      <text:p text:style-name="P10"><text:span text:style-name="T5">1)Form Filling</text:span></text:p>
      <text:p text:style-name="P10"><text:span text:style-name="T5">2)Menus</text:span></text:p>
      <text:p text:style-name="P10"><text:span text:style-name="T5">3)Direct manipulation</text:span></text:p>
      <text:p text:style-name="P10"><text:span text:style-name="T5">4)Point and Click</text:span></text:p>
      <text:p text:style-name="P10"><text:span text:style-name="T5">5)WIMP Interface</text:span></text:p>
      <text:p text:style-name="P11"/>
      <text:p text:style-name="P12"/>
      <text:p text:style-name="Standard"><text:span text:style-name="T1">Principles of HCI</text:span><text:span text:style-name="T3">: </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5"><text:span text:style-name="T6">Sr No.</text:span></text:p>
            </table:table-cell>
            <table:table-cell table:style-name="Table1.A1" office:value-type="string">
              <text:p text:style-name="P5"><text:span text:style-name="T6">Principles</text:span></text:p>
            </table:table-cell>
            <table:table-cell table:style-name="Table1.A1" office:value-type="string">
              <text:p text:style-name="P5"><text:span text:style-name="T6">Achieved </text:span></text:p>
            </table:table-cell>
            <table:table-cell table:style-name="Table1.A1" office:value-type="string">
              <text:p text:style-name="P5"><text:span text:style-name="T6">Justification</text:span></text:p>
            </table:table-cell>
          </table:table-row>
        </table:table-header-rows>
        <table:table-row table:style-name="Table1.2">
          <table:table-cell table:style-name="Table1.A2" office:value-type="string">
            <text:p text:style-name="P5"><text:span text:style-name="T6">1.</text:span></text:p>
          </table:table-cell>
          <table:table-cell table:style-name="Table1.A2" office:value-type="string">
            <text:p text:style-name="P5"><text:span text:style-name="T6">Usability</text:span></text:p>
          </table:table-cell>
          <table:table-cell table:style-name="Table1.A2" office:value-type="string">
            <text:p text:style-name="P5"><text:span text:style-name="T6">Yes</text:span></text:p>
          </table:table-cell>
          <table:table-cell table:style-name="Table1.A2" office:value-type="string">
            <text:p text:style-name="P7"><text:span text:style-name="T6">Users can easily operate the icons and labels on UI like create ride logo. For Example, ‘+’ Icon for Create Ride, ‘</text:span><text:span text:style-name="T10">🔍</text:span><text:span text:style-name="T6">’ for Search, Use of English Language, etc.</text:span></text:p>
          </table:table-cell>
        </table:table-row>
        <table:table-row table:style-name="Table1.3">
          <table:table-cell table:style-name="Table1.A3" office:value-type="string">
            <text:p text:style-name="P5"><text:span text:style-name="T6">2.</text:span></text:p>
          </table:table-cell>
          <table:table-cell table:style-name="Table1.A3" office:value-type="string">
            <text:p text:style-name="P5"><text:span text:style-name="T6">Compatibility</text:span></text:p>
          </table:table-cell>
          <table:table-cell table:style-name="Table1.A3" office:value-type="string">
            <text:p text:style-name="P5"><text:span text:style-name="T6">Yes</text:span></text:p>
          </table:table-cell>
          <table:table-cell table:style-name="Table1.A3" office:value-type="string">
            <text:p text:style-name="P7"><text:span text:style-name="T6">Compatible on various mobile phones, tablets with different versions.</text:span></text:p>
          </table:table-cell>
        </table:table-row>
        <table:table-row table:style-name="Table1.1">
          <table:table-cell table:style-name="Table1.A3" office:value-type="string">
            <text:p text:style-name="P5"><text:span text:style-name="T6">3.</text:span></text:p>
          </table:table-cell>
          <table:table-cell table:style-name="Table1.A3" office:value-type="string">
            <text:p text:style-name="P5"><text:span text:style-name="T6">Responsiveness</text:span></text:p>
          </table:table-cell>
          <table:table-cell table:style-name="Table1.A3" office:value-type="string">
            <text:p text:style-name="P5"><text:span text:style-name="T6">Yes</text:span></text:p>
          </table:table-cell>
          <table:table-cell table:style-name="Table1.A3" office:value-type="string">
            <text:p text:style-name="P7"><text:span text:style-name="T6">Quickly responds to create ride, book ride, login, signup .</text:span></text:p>
          </table:table-cell>
        </table:table-row>
        <table:table-row table:style-name="Table1.5">
          <table:table-cell table:style-name="Table1.A3" office:value-type="string">
            <text:p text:style-name="P5"><text:span text:style-name="T6">4.</text:span></text:p>
          </table:table-cell>
          <table:table-cell table:style-name="Table1.A3" office:value-type="string">
            <text:p text:style-name="P5"><text:span text:style-name="T6">Safety</text:span></text:p>
          </table:table-cell>
          <table:table-cell table:style-name="Table1.A3" office:value-type="string">
            <text:p text:style-name="P5"><text:span text:style-name="T6">Yes</text:span></text:p>
          </table:table-cell>
          <table:table-cell table:style-name="Table1.A3" office:value-type="string">
            <text:p text:style-name="P1"><text:span text:style-name="T6">User safety: Warning for incorrect username, warning for invalid password.</text:span></text:p>
            <text:p text:style-name="P7"><text:span text:style-name="T6">Data safety: User data is not disclosed to anyone like the password, ride details,payment details..</text:span></text:p>
          </table:table-cell>
        </table:table-row>
        <text:soft-page-break/>
        <table:table-row table:style-name="Table1.6">
          <table:table-cell table:style-name="Table1.A3" office:value-type="string">
            <text:p text:style-name="P5"><text:span text:style-name="T6">5.</text:span></text:p>
          </table:table-cell>
          <table:table-cell table:style-name="Table1.A3" office:value-type="string">
            <text:p text:style-name="P5"><text:span text:style-name="T6">Effectiveness and efficiency </text:span></text:p>
          </table:table-cell>
          <table:table-cell table:style-name="Table1.A3" office:value-type="string">
            <text:p text:style-name="P5"><text:span text:style-name="T6">Yes</text:span></text:p>
          </table:table-cell>
          <table:table-cell table:style-name="Table1.A3" office:value-type="string">
            <text:p text:style-name="P7"><text:span text:style-name="T6">Fast retrieval of results for searching the ride and booking the ride by user. Colors and the size of the button and menus are generalized.</text:span></text:p>
          </table:table-cell>
        </table:table-row>
        <table:table-row table:style-name="Table1.6">
          <table:table-cell table:style-name="Table1.A3" office:value-type="string">
            <text:p text:style-name="P5"><text:span text:style-name="T6">6</text:span></text:p>
          </table:table-cell>
          <table:table-cell table:style-name="Table1.A3" office:value-type="string">
            <text:p text:style-name="P5"><text:span text:style-name="T6">Flexibility</text:span></text:p>
          </table:table-cell>
          <table:table-cell table:style-name="Table1.A3" office:value-type="string">
            <text:p text:style-name="P5"><text:span text:style-name="T6">Yes</text:span></text:p>
          </table:table-cell>
          <table:table-cell table:style-name="Table1.A3" office:value-type="string">
            <text:p text:style-name="P7"><text:span text:style-name="T6">New updates won’t affect the current application; all the functions will be working the same.</text:span></text:p>
          </table:table-cell>
        </table:table-row>
        <table:table-row table:style-name="Table1.8">
          <table:table-cell table:style-name="Table1.A3" office:value-type="string">
            <text:p text:style-name="P5"><text:span text:style-name="T6">7.</text:span></text:p>
          </table:table-cell>
          <table:table-cell table:style-name="Table1.A3" office:value-type="string">
            <text:p text:style-name="P5"><text:span text:style-name="T6">Memorability</text:span></text:p>
          </table:table-cell>
          <table:table-cell table:style-name="Table1.A3" office:value-type="string">
            <text:p text:style-name="P5"><text:span text:style-name="T6">Yes</text:span></text:p>
          </table:table-cell>
          <table:table-cell table:style-name="Table1.A3" office:value-type="string">
            <text:p text:style-name="P7"><text:span text:style-name="T6">Buttons are logically grouped together at the specific location (register and login also home, about, bookings are located at the same locations)</text:span></text:p>
          </table:table-cell>
        </table:table-row>
        <table:table-row table:style-name="Table1.6">
          <table:table-cell table:style-name="Table1.A3" office:value-type="string">
            <text:p text:style-name="P5"><text:span text:style-name="T6">8.</text:span></text:p>
          </table:table-cell>
          <table:table-cell table:style-name="Table1.A3" office:value-type="string">
            <text:p text:style-name="P5"><text:span text:style-name="T6">Logical Grouping</text:span></text:p>
          </table:table-cell>
          <table:table-cell table:style-name="Table1.A3" office:value-type="string">
            <text:p text:style-name="P5"><text:span text:style-name="T6">Yes</text:span></text:p>
          </table:table-cell>
          <table:table-cell table:style-name="Table1.A3" office:value-type="string">
            <text:p text:style-name="P7"><text:span text:style-name="T6">All related elements are grouped together,Profile tab contains all profile related information,Home page contains all the related information of the app,Payment page contains all the payment methods,etc.</text:span></text:p>
          </table:table-cell>
        </table:table-row>
        <text:soft-page-break/>
        <table:table-row table:style-name="Table1.6">
          <table:table-cell table:style-name="Table1.A3" office:value-type="string">
            <text:p text:style-name="P5"><text:span text:style-name="T6">9</text:span></text:p>
          </table:table-cell>
          <table:table-cell table:style-name="Table1.A3" office:value-type="string">
            <text:p text:style-name="P5"><text:span text:style-name="T6">WYSWYG</text:span></text:p>
          </table:table-cell>
          <table:table-cell table:style-name="Table1.A3" office:value-type="string">
            <text:p text:style-name="P5"><text:span text:style-name="T6">Yes</text:span></text:p>
          </table:table-cell>
          <table:table-cell table:style-name="Table1.A3" office:value-type="string">
            <text:p text:style-name="P1"><text:span text:style-name="T6">By clicking the particular button the user should reach the desired page like by clicking on the create ride button ,it should display the create ride page.</text:span></text:p>
            <text:p text:style-name="P1"><text:span text:style-name="T6">Icons or buttons which you click will</text:span></text:p>
            <text:p text:style-name="P7"><text:span text:style-name="T6">give the result as per the name of the button or icon.</text:span></text:p>
          </table:table-cell>
        </table:table-row>
        <table:table-row table:style-name="Table1.6">
          <table:table-cell table:style-name="Table1.A3" office:value-type="string">
            <text:p text:style-name="P5"><text:span text:style-name="T6">10</text:span></text:p>
          </table:table-cell>
          <table:table-cell table:style-name="Table1.A3" office:value-type="string">
            <text:p text:style-name="P5"><text:span text:style-name="T6">Utility</text:span></text:p>
          </table:table-cell>
          <table:table-cell table:style-name="Table1.A3" office:value-type="string">
            <text:p text:style-name="P5"><text:span text:style-name="T6">Yes</text:span></text:p>
          </table:table-cell>
          <table:table-cell table:style-name="Table1.A3" office:value-type="string">
            <text:p text:style-name="P5"><text:span text:style-name="T6">High Utility used in the application.All the objects, functions,buttons have the specific work.For example, Payment ,Create Ride,Book Ride ,etc all have their own functions</text:span></text:p>
          </table:table-cell>
        </table:table-row>
        <table:table-row table:style-name="Table1.12">
          <table:table-cell table:style-name="Table1.A3" office:value-type="string">
            <text:p text:style-name="P5"><text:span text:style-name="T6">11</text:span></text:p>
          </table:table-cell>
          <table:table-cell table:style-name="Table1.A3" office:value-type="string">
            <text:p text:style-name="P5"><text:span text:style-name="T6">Cater to Universal Usability </text:span></text:p>
          </table:table-cell>
          <table:table-cell table:style-name="Table1.A3" office:value-type="string">
            <text:p text:style-name="P5"><text:span text:style-name="T6">Yes</text:span></text:p>
          </table:table-cell>
          <table:table-cell table:style-name="Table1.A3" office:value-type="string">
            <text:p text:style-name="P5"><text:span text:style-name="T6">All the symbols,logos and icons used are the universal symbols,icons and logos such as Home page icon,Settings Icon,Profile icon, Phone icon,Notification ,Help,etc.</text:span></text:p>
          </table:table-cell>
        </table:table-row>
        <table:table-row table:style-name="Table1.5">
          <table:table-cell table:style-name="Table1.A3" office:value-type="string">
            <text:p text:style-name="P5"><text:span text:style-name="T6">12</text:span></text:p>
          </table:table-cell>
          <table:table-cell table:style-name="Table1.A3" office:value-type="string">
            <text:p text:style-name="P5"><text:span text:style-name="T6">Strive for Consistency</text:span></text:p>
          </table:table-cell>
          <table:table-cell table:style-name="Table1.A3" office:value-type="string">
            <text:p text:style-name="P5"><text:span text:style-name="T6">Yes</text:span></text:p>
          </table:table-cell>
          <table:table-cell table:style-name="Table1.A3" office:value-type="string">
            <text:p text:style-name="P5"><text:span text:style-name="T6">Same theme ,color scheme,same navigation bar, same font are used all over the application.</text:span></text:p>
          </table:table-cell>
        </table:table-row>
        <text:soft-page-break/>
        <table:table-row table:style-name="Table1.14">
          <table:table-cell table:style-name="Table1.A3" office:value-type="string">
            <text:p text:style-name="P5"><text:span text:style-name="T6">13</text:span></text:p>
          </table:table-cell>
          <table:table-cell table:style-name="Table1.A3" office:value-type="string">
            <text:p text:style-name="P5"><text:span text:style-name="T6">Offer Informative Feedback</text:span></text:p>
          </table:table-cell>
          <table:table-cell table:style-name="Table1.A3" office:value-type="string">
            <text:p text:style-name="P5"><text:span text:style-name="T6">Yes</text:span></text:p>
          </table:table-cell>
          <table:table-cell table:style-name="Table1.A3" office:value-type="string">
            <text:p text:style-name="P5"><text:span text:style-name="T6">Message of every action successful or unsuccessful is displayed to the user.For example After sign up,login ,booking user is notified. </text:span></text:p>
          </table:table-cell>
        </table:table-row>
        <table:table-row table:style-name="Table1.15">
          <table:table-cell table:style-name="Table1.A3" office:value-type="string">
            <text:p text:style-name="P5"><text:span text:style-name="T6">14</text:span></text:p>
          </table:table-cell>
          <table:table-cell table:style-name="Table1.A3" office:value-type="string">
            <text:p text:style-name="P5"><text:span text:style-name="T6">Design Dialogs to yield closure</text:span></text:p>
          </table:table-cell>
          <table:table-cell table:style-name="Table1.A3" office:value-type="string">
            <text:p text:style-name="P5"><text:span text:style-name="T6">Yes</text:span></text:p>
          </table:table-cell>
          <table:table-cell table:style-name="Table1.A3" office:value-type="string">
            <text:p text:style-name="P5"><text:span text:style-name="T6">Dialog to be displayed while canceling the ride ,while exiting the application, while canceling the payment.</text:span></text:p>
          </table:table-cell>
        </table:table-row>
        <table:table-row table:style-name="Table1.5">
          <table:table-cell table:style-name="Table1.A3" office:value-type="string">
            <text:p text:style-name="P5"><text:span text:style-name="T6">15</text:span></text:p>
          </table:table-cell>
          <table:table-cell table:style-name="Table1.A3" office:value-type="string">
            <text:p text:style-name="P5"><text:span text:style-name="T6">Prevent Errors</text:span></text:p>
          </table:table-cell>
          <table:table-cell table:style-name="Table1.A3" office:value-type="string">
            <text:p text:style-name="P5"><text:span text:style-name="T6">Yes</text:span></text:p>
          </table:table-cell>
          <table:table-cell table:style-name="Table1.A3" office:value-type="string">
            <text:p text:style-name="Standard"><text:span text:style-name="T6">Errors such as the invalid login credentials are not allowed.</text:span></text:p>
            <text:p text:style-name="P6"/>
          </table:table-cell>
        </table:table-row>
        <table:table-row table:style-name="Table1.17">
          <table:table-cell table:style-name="Table1.A3" office:value-type="string">
            <text:p text:style-name="P5"><text:span text:style-name="T6">16</text:span></text:p>
          </table:table-cell>
          <table:table-cell table:style-name="Table1.A3" office:value-type="string">
            <text:p text:style-name="P5"><text:span text:style-name="T6">Permit Easy Reversal of Actions</text:span></text:p>
          </table:table-cell>
          <table:table-cell table:style-name="Table1.A3" office:value-type="string">
            <text:p text:style-name="P5"><text:span text:style-name="T6">Yes</text:span></text:p>
          </table:table-cell>
          <table:table-cell table:style-name="Table1.A3" office:value-type="string">
            <text:p text:style-name="P5"><text:span text:style-name="T6">Users can cancel the booking if he/she doesn't <text:s/>want the ride after booking.Users can also cancel their created ride if they are changing the route or having any problems.</text:span></text:p>
          </table:table-cell>
        </table:table-row>
        <text:soft-page-break/>
        <table:table-row table:style-name="Table1.17">
          <table:table-cell table:style-name="Table1.A3" office:value-type="string">
            <text:p text:style-name="P5"><text:span text:style-name="T6">17</text:span></text:p>
          </table:table-cell>
          <table:table-cell table:style-name="Table1.A3" office:value-type="string">
            <text:p text:style-name="P5"><text:span text:style-name="T6">Support internal locus of control</text:span></text:p>
          </table:table-cell>
          <table:table-cell table:style-name="Table1.A3" office:value-type="string">
            <text:p text:style-name="P5"><text:span text:style-name="T6">Yes</text:span></text:p>
          </table:table-cell>
          <table:table-cell table:style-name="Table1.A3" office:value-type="string">
            <text:p text:style-name="P5"><text:span text:style-name="T6">Users have the full control on the system.For example, User can create his own ride or get a ride to college he can be both a Passenger or Rider he has full control to do so.</text:span></text:p>
          </table:table-cell>
        </table:table-row>
        <table:table-row table:style-name="Table1.19">
          <table:table-cell table:style-name="Table1.A3" office:value-type="string">
            <text:p text:style-name="P5"><text:span text:style-name="T6">18</text:span></text:p>
          </table:table-cell>
          <table:table-cell table:style-name="Table1.A3" office:value-type="string">
            <text:p text:style-name="P5"><text:span text:style-name="T6">Reduce Short Term Memory Load</text:span></text:p>
          </table:table-cell>
          <table:table-cell table:style-name="Table1.A3" office:value-type="string">
            <text:p text:style-name="P5"><text:span text:style-name="T6">Yes</text:span></text:p>
          </table:table-cell>
          <table:table-cell table:style-name="Table1.A3" office:value-type="string">
            <text:p text:style-name="P5"><text:span text:style-name="T6">As the UI of the application is simple users can easily spot what they want to do with no extra load on short term memory for searching <text:s/>the required function.</text:span></text:p>
          </table:table-cell>
        </table:table-row>
      </table:table>
      <text:p text:style-name="P19"/>
      <text:p text:style-name="P19"/>
      <text:p text:style-name="P1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2"><text:span text:style-name="T6">Sr. No</text:span></text:p>
          </table:table-cell>
          <table:table-cell table:style-name="Table2.A1" office:value-type="string">
            <text:p text:style-name="P14"><text:span text:style-name="T6">Element</text:span></text:p>
          </table:table-cell>
          <table:table-cell table:style-name="Table2.A1" office:value-type="string">
            <text:p text:style-name="P24"><text:span text:style-name="T6">Observation</text:span></text:p>
          </table:table-cell>
          <table:table-cell table:style-name="Table2.A1" office:value-type="string">
            <text:p text:style-name="P24"><text:span text:style-name="T6">Improvement/ corrections</text:span></text:p>
          </table:table-cell>
        </table:table-row>
        <table:table-row table:style-name="Table2.2">
          <table:table-cell table:style-name="Table2.A1" office:value-type="string">
            <text:p text:style-name="P23"><text:span text:style-name="T6">1</text:span></text:p>
          </table:table-cell>
          <table:table-cell table:style-name="Table2.A1" office:value-type="string">
            <text:p text:style-name="P15"><text:span text:style-name="T6">Login</text:span></text:p>
            <text:p text:style-name="P15"><text:span text:style-name="T6"><text:s/></text:span><text:span text:style-name="T7">a. Labels</text:span></text:p>
            <text:p text:style-name="P15"><text:bookmark text:name="_heading=h.gjdgxs"/><text:span text:style-name="T6">i)Login to continue</text:span></text:p>
            <text:p text:style-name="P15"><text:bookmark text:name="_heading=h.30j0zll"/><text:span text:style-name="T6">ii)Forgot your password?</text:span></text:p>
            <text:p text:style-name="P16"><text:bookmark text:name="_heading=h.1fob9te"/></text:p>
            <text:p text:style-name="P35"><text:span text:style-name="T6"><text:s text:c="2"/></text:span><text:span text:style-name="T7"><text:s/>b. Buttons</text:span></text:p>
            <text:p text:style-name="P15"><text:span text:style-name="T6"><text:s/>i)Login</text:span></text:p>
            <text:p text:style-name="P15"><text:bookmark text:name="_heading=h.3znysh7"/><text:span text:style-name="T6">ii)Google</text:span></text:p>
            <text:p text:style-name="P15"><text:bookmark text:name="_heading=h.2et92p0"/><text:span text:style-name="T6">iii)Facebook</text:span></text:p>
            <text:p text:style-name="P15"><text:bookmark text:name="_heading=h.tyjcwt"/><text:span text:style-name="T6">iv)More</text:span></text:p>
          </table:table-cell>
          <table:table-cell table:style-name="Table2.A1" office:value-type="string">
            <text:p text:style-name="P26"><text:bookmark text:name="_heading=h.3dy6vkm"/><text:span text:style-name="T6">Size and colors</text:span></text:p>
            <text:p text:style-name="P27"><text:bookmark text:name="_heading=h.1t3h5sf"/></text:p>
            <text:p text:style-name="P4"><text:bookmark text:name="_heading=h.4d34og8"/><text:span text:style-name="T6">130.94 x 21.14 </text:span><text:span text:style-name="T8">Bg: White <text:s/>Fg:Red</text:span></text:p>
            <text:p text:style-name="P4"><text:bookmark text:name="_heading=h.2s8eyo1"/><text:span text:style-name="T6">122.45 x 14.75 </text:span><text:span text:style-name="T8">Bg:White Fg:Black</text:span></text:p>
            <text:p text:style-name="P2"><text:bookmark text:name="_heading=h.17dp8vu"/></text:p>
            <text:p text:style-name="P2"><text:bookmark text:name="_heading=h.3rdcrjn"/></text:p>
            <text:p text:style-name="P4"><text:bookmark text:name="_heading=h.26in1rg"/><text:span text:style-name="T6">216 x 33.97 </text:span><text:span text:style-name="T8"><text:s text:c="3"/>Bg: Yellow Fg:White</text:span></text:p>
            <text:p text:style-name="P4"><text:span text:style-name="T6">38.2 x 36.51 <text:s/></text:span><text:span text:style-name="T8"><text:s/>Bg: White <text:s/>Fg:Red</text:span></text:p>
            <text:p text:style-name="P4"><text:bookmark text:name="_heading=h.lnxbz9"/><text:span text:style-name="T6">38.2 x 36.51 </text:span><text:span text:style-name="T8"><text:s text:c="2"/>Bg: White <text:s/>Fg:Blue</text:span></text:p>
            <text:p text:style-name="P9"><text:bookmark text:name="_heading=h.35nkun2"/><text:span text:style-name="T6">71.62 x 37.87 </text:span><text:span text:style-name="T8">Bg:White Fg:Black</text:span></text:p>
          </table:table-cell>
          <table:table-cell table:style-name="Table2.A1" office:value-type="string">
            <text:p text:style-name="P28"><text:bookmark text:name="_heading=h.1ksv4uv"/></text:p>
            <text:p text:style-name="P25"><text:span text:style-name="T6">Login with Phone number can be <text:s/>added to the login page to make it more comfortable for users to use it.</text:span></text:p>
          </table:table-cell>
        </table:table-row>
        <table:table-row table:style-name="Table2.2">
          <table:table-cell table:style-name="Table2.A1" office:value-type="string">
            <text:p text:style-name="P23"><text:bookmark text:name="_heading=h.44sinio"/><text:span text:style-name="T6">2</text:span></text:p>
          </table:table-cell>
          <table:table-cell table:style-name="Table2.A1" office:value-type="string">
            <text:p text:style-name="P15"><text:span text:style-name="T6">Register Page</text:span></text:p>
            <text:p text:style-name="P15"><text:span text:style-name="T6"><text:s/></text:span><text:span text:style-name="T7">a.TextField</text:span></text:p>
            <text:p text:style-name="P15"><text:span text:style-name="T6"><text:s/>i)UserName</text:span></text:p>
            <text:p text:style-name="P15"><text:span text:style-name="T6"><text:s/>ii)Email</text:span></text:p>
            <text:p text:style-name="P15"><text:span text:style-name="T6"><text:s/>iii)Password</text:span></text:p>
            <text:p text:style-name="P15"><text:span text:style-name="T6"><text:s/>iv)Mobile No</text:span></text:p>
            <text:p text:style-name="P15"><text:span text:style-name="T6"><text:s/></text:span></text:p>
            <text:p text:style-name="P15"><text:span text:style-name="T7">b. Buttons</text:span></text:p>
            <text:p text:style-name="P15"><text:span text:style-name="T6">i) Sign up</text:span></text:p>
            <text:p text:style-name="P15"><text:span text:style-name="T6">ii)Way to Login</text:span></text:p>
            <text:p text:style-name="P16"/>
            <text:p text:style-name="P15"><text:span text:style-name="T7">c.Labels</text:span></text:p>
            <text:p text:style-name="P15"><text:span text:style-name="T6">i)New User!</text:span></text:p>
            <text:p text:style-name="P16"><text:bookmark text:name="_heading=h.2jxsxqh"/></text:p>
          </table:table-cell>
          <table:table-cell table:style-name="Table2.A1" office:value-type="string">
            <text:p text:style-name="P29"><text:span text:style-name="T8">Size and colors:</text:span></text:p>
            <text:p text:style-name="P31"/>
            <text:p text:style-name="P35"><text:span text:style-name="T8"><text:s text:c="2"/>86.4x13.78 <text:s text:c="2"/>Bg:White</text:span></text:p>
            <text:p text:style-name="P29"><text:span text:style-name="T8">86.4x13.78 <text:s text:c="2"/>Bg:White</text:span></text:p>
            <text:p text:style-name="P29"><text:span text:style-name="T8">86.4x13.78 <text:s text:c="2"/>Bg:White</text:span></text:p>
            <text:p text:style-name="P29"><text:span text:style-name="T8">86.4x13.78 <text:s text:c="2"/>Bg:White</text:span></text:p>
            <text:p text:style-name="P31"/>
            <text:p text:style-name="P31"/>
            <text:p text:style-name="P31"/>
            <text:p text:style-name="P35"><text:span text:style-name="T8"><text:s text:c="2"/>74x12 <text:s/>Bg: Yellow <text:s text:c="2"/>Fg:White</text:span></text:p>
            <text:p text:style-name="P35"><text:span text:style-name="T8"><text:s text:c="2"/>30x6 <text:s text:c="3"/>Bg:White <text:s text:c="5"/>Fg:Black</text:span></text:p>
            <text:p text:style-name="P31"/>
            <text:p text:style-name="P31"/>
            <text:p text:style-name="P29"><text:span text:style-name="T8">72x16 <text:s text:c="2"/>Bg:White <text:s text:c="2"/>Fg:Yellow</text:span></text:p>
          </table:table-cell>
          <table:table-cell table:style-name="Table2.A1" office:value-type="string">
            <text:p text:style-name="P33"><text:bookmark text:name="_heading=h.z337ya"/></text:p>
            <text:p text:style-name="P30"><text:bookmark text:name="_heading=h.3j2qqm3"/><text:span text:style-name="T6">Register with Google option can be added to it. After registration, an email can be sent to the user for confirmation and a message to be displayed to the user to confirm the email.</text:span></text:p>
          </table:table-cell>
        </table:table-row>
        <table:table-row table:style-name="Table2.4">
          <table:table-cell table:style-name="Table2.A1" office:value-type="string">
            <text:p text:style-name="P15"><text:span text:style-name="T6">3</text:span></text:p>
          </table:table-cell>
          <table:table-cell table:style-name="Table2.A1" office:value-type="string">
            <text:p text:style-name="P15"><text:bookmark text:name="_heading=h.1y810tw"/><text:span text:style-name="T6">Home Page</text:span></text:p>
            <text:p text:style-name="P15"><text:span text:style-name="T7"><text:s/>a. Labels</text:span></text:p>
            <text:p text:style-name="P15"><text:span text:style-name="T6"><text:s/>i)Welcome User!</text:span></text:p>
            <text:p text:style-name="P15"><text:span text:style-name="T6"><text:s/>ii)Want a ride?</text:span></text:p>
            <text:p text:style-name="P15"><text:span text:style-name="T6"><text:s/>iii)Want to create your own?</text:span></text:p>
            <text:p text:style-name="P16"/>
            <text:p text:style-name="P15"><text:span text:style-name="T7">b. Buttons</text:span></text:p>
            <text:p text:style-name="P15"><text:span text:style-name="T6">i) Home </text:span></text:p>
            <text:p text:style-name="P15"><text:span text:style-name="T6">ii)Settings</text:span></text:p>
            <text:p text:style-name="P15"><text:span text:style-name="T6">iii)Information</text:span></text:p>
            <text:p text:style-name="P15"><text:span text:style-name="T6">iv)Profile</text:span></text:p>
            <text:p text:style-name="P15"><text:span text:style-name="T6">v) Create Ride</text:span></text:p>
            <text:p text:style-name="P15"><text:span text:style-name="T6">vi)Search</text:span></text:p>
            <text:p text:style-name="P16"/>
            <text:p text:style-name="P15"><text:span text:style-name="T7">c. Lower Navigation Menu</text:span></text:p>
            <text:p text:style-name="P15"><text:span text:style-name="T6">i) Profile</text:span></text:p>
            <text:p text:style-name="P15"><text:span text:style-name="T6">ii) Create Ride</text:span></text:p>
            <text:p text:style-name="P15"><text:span text:style-name="T6">iii) Search</text:span></text:p>
            <text:p text:style-name="P17"/>
          </table:table-cell>
          <table:table-cell table:style-name="Table2.A1" office:value-type="string">
            <text:p text:style-name="P29"><text:bookmark text:name="_heading=h.4i7ojhp"/><text:span text:style-name="T8">Size and colors:</text:span></text:p>
            <text:p text:style-name="P31"/>
            <text:p text:style-name="P35"><text:span text:style-name="T8">90.3 x 16.22 <text:s text:c="2"/>Bg: White <text:s/>Fg:Red</text:span></text:p>
            <text:p text:style-name="P35"><text:span text:style-name="T8">61.72 x 13.97 Bg:White Fg:Black</text:span></text:p>
            <text:p text:style-name="P35"><text:span text:style-name="T8">125.4 x 13.97 Bg:White Fg:Black</text:span></text:p>
            <text:p text:style-name="P31"/>
            <text:p text:style-name="P31"/>
            <text:p text:style-name="P31"/>
            <text:p text:style-name="P36"/>
            <text:p text:style-name="P35"><text:span text:style-name="T8">18.22 x 15.49 Bg:Yellow Fg:White</text:span></text:p>
            <text:p text:style-name="P35"><text:span text:style-name="T8">12.93 x 12.93 Bg:Yellow Fg:Black</text:span></text:p>
            <text:p text:style-name="P35"><text:span text:style-name="T8">13.59 x 13.59 Bg:Yellow Fg:Black</text:span></text:p>
            <text:p text:style-name="P35"><text:span text:style-name="T8">16.99 x 13.19 Bg:White Fg:Black</text:span></text:p>
            <text:p text:style-name="P35"><text:span text:style-name="T8">29.23 x 29.32 Bg:White Fg:Yellow</text:span></text:p>
            <text:p text:style-name="P35"><text:span text:style-name="T8">11.85 x 11.85 Bg:White Fg:Black</text:span></text:p>
            <text:p text:style-name="P36"/>
            <text:p text:style-name="P36"/>
            <text:p text:style-name="P36"/>
            <text:p text:style-name="P35"><text:span text:style-name="T8"><text:s text:c="3"/>19x14 <text:s text:c="3"/>Bg:White Fg:Black</text:span></text:p>
            <text:p text:style-name="P35"><text:span text:style-name="T8"><text:s text:c="3"/>32x33 <text:s text:c="3"/>Bg: Yellow &amp; White</text:span></text:p>
            <text:p text:style-name="P35"><text:span text:style-name="T8"><text:s text:c="3"/>13x13 <text:s text:c="3"/>Bg:White Fg:Black</text:span></text:p>
          </table:table-cell>
          <table:table-cell table:style-name="Table2.A1" office:value-type="string">
            <text:p text:style-name="P33"><text:bookmark text:name="_heading=h.2xcytpi"/></text:p>
            <text:p text:style-name="P30"><text:bookmark text:name="_heading=h.1ci93xb"/><text:span text:style-name="T6">Animation can be added to the homepage to make it more attractive and interactive maps should be implemented on the home page.</text:span></text:p>
          </table:table-cell>
        </table:table-row>
        <table:table-row table:style-name="Table2.5">
          <table:table-cell table:style-name="Table2.A1" office:value-type="string">
            <text:p text:style-name="P15"><text:span text:style-name="T6">4</text:span></text:p>
          </table:table-cell>
          <table:table-cell table:style-name="Table2.A1" office:value-type="string">
            <text:p text:style-name="P35"><text:span text:style-name="T6">Create Ride</text:span></text:p>
            <text:p text:style-name="P15"><text:span text:style-name="T7"><text:s/>a. Labels</text:span></text:p>
            <text:p text:style-name="P15"><text:span text:style-name="T6"><text:s/>i)Symbol</text:span></text:p>
            <text:p text:style-name="P15"><text:span text:style-name="T6"><text:s/>ii)Vehicle Type</text:span></text:p>
            <text:p text:style-name="P15"><text:span text:style-name="T6">iii)Landmark</text:span></text:p>
            <text:p text:style-name="P15"><text:span text:style-name="T6">iv)Timetoreach</text:span></text:p>
            <text:p text:style-name="P16"/>
            <text:p text:style-name="P15"><text:span text:style-name="T7">b. Buttons</text:span></text:p>
            <text:p text:style-name="P15"><text:span text:style-name="T6">i) Create </text:span></text:p>
            <text:p text:style-name="P15"><text:span text:style-name="T6">ii)Profile</text:span></text:p>
            <text:p text:style-name="P16"/>
          </table:table-cell>
          <table:table-cell table:style-name="Table2.A1" office:value-type="string">
            <text:p text:style-name="P29"><text:span text:style-name="T8">Size and colors</text:span></text:p>
            <text:p text:style-name="P31"/>
            <text:p text:style-name="P29"><text:span text:style-name="T8">11.671x11.671 <text:s/>Bg:White</text:span></text:p>
            <text:p text:style-name="P29"><text:span text:style-name="T8">86.4x13.7784 <text:s text:c="3"/>Bg:White</text:span></text:p>
            <text:p text:style-name="P29"><text:span text:style-name="T8">86.4x13.7784 <text:s text:c="3"/>Bg:White</text:span></text:p>
            <text:p text:style-name="P29"><text:span text:style-name="T8">86.4x13.7784 <text:s text:c="3"/>Bg:White</text:span></text:p>
            <text:p text:style-name="P31"/>
            <text:p text:style-name="P31"/>
            <text:p text:style-name="P31"/>
            <text:p text:style-name="P35"><text:span text:style-name="T8"><text:s text:c="2"/>81x37 <text:s text:c="4"/>Bg:Black <text:s/>Fg:White</text:span></text:p>
            <text:p text:style-name="P29"><text:span text:style-name="T8">86x13. <text:s text:c="3"/>Bg:Yellow</text:span></text:p>
            <text:p text:style-name="P31"/>
          </table:table-cell>
          <table:table-cell table:style-name="Table2.A1" office:value-type="string">
            <text:p text:style-name="P32"/>
          </table:table-cell>
        </table:table-row>
        <table:table-row table:style-name="Table2.5">
          <table:table-cell table:style-name="Table2.A1" office:value-type="string">
            <text:p text:style-name="P15"><text:span text:style-name="T6">5</text:span></text:p>
          </table:table-cell>
          <table:table-cell table:style-name="Table2.A1" office:value-type="string">
            <text:p text:style-name="P15"><text:span text:style-name="T6">Available Rides</text:span></text:p>
            <text:p text:style-name="P15"><text:span text:style-name="T7">a. Labels</text:span></text:p>
            <text:p text:style-name="P15"><text:span text:style-name="T6"><text:s/>i)Create Ride</text:span></text:p>
            <text:p text:style-name="P15"><text:span text:style-name="T6"><text:s/>ii)Symbol</text:span></text:p>
            <text:p text:style-name="P16"/>
            <text:p text:style-name="P15"><text:span text:style-name="T7">b. Buttons</text:span></text:p>
            <text:p text:style-name="P15"><text:span text:style-name="T6">i)Details</text:span></text:p>
            <text:p text:style-name="P15"><text:span text:style-name="T6">ii)Book</text:span></text:p>
            <text:p text:style-name="P16"/>
            <text:p text:style-name="P15"><text:span text:style-name="T7">c. Lower Navigation Menu</text:span></text:p>
            <text:p text:style-name="P15"><text:span text:style-name="T6">i) Profile</text:span></text:p>
            <text:p text:style-name="P15"><text:span text:style-name="T6">ii) Create Ride</text:span></text:p>
            <text:p text:style-name="P15"><text:span text:style-name="T6">iii) Book</text:span></text:p>
            <text:p text:style-name="P16"/>
            <text:p text:style-name="P16"/>
            <text:p text:style-name="P16"/>
          </table:table-cell>
          <table:table-cell table:style-name="Table2.A1" office:value-type="string">
            <text:p text:style-name="P29"><text:span text:style-name="T8">Size and colors</text:span></text:p>
            <text:p text:style-name="P31"/>
            <text:p text:style-name="P29"><text:span text:style-name="T8">28x28 <text:s text:c="2"/>Bg:Yellow &amp; White</text:span></text:p>
            <text:p text:style-name="P29"><text:span text:style-name="T8">50x9 <text:s text:c="4"/>Bg : Yellow</text:span></text:p>
            <text:p text:style-name="P36"/>
            <text:p text:style-name="P36"/>
            <text:p text:style-name="P39"/>
            <text:p text:style-name="P29"><text:span text:style-name="T8">42x11 <text:s text:c="3"/>Bg: Yellow <text:s/>Fg:Black</text:span></text:p>
            <text:p text:style-name="P29"><text:span text:style-name="T8">24x11 <text:s text:c="3"/>Bg: Yellow <text:s/>Fg:Black</text:span></text:p>
            <text:p text:style-name="P31"/>
            <text:p text:style-name="P31"/>
            <text:p text:style-name="P36"/>
            <text:p text:style-name="P35"><text:span text:style-name="T8"><text:s text:c="3"/>19x14 <text:s text:c="3"/>Bg:White Fg:Black</text:span></text:p>
            <text:p text:style-name="P35"><text:span text:style-name="T8"><text:s text:c="3"/>32x33 <text:s text:c="3"/>Bg: Yellow &amp; White</text:span></text:p>
            <text:p text:style-name="P35"><text:span text:style-name="T8"><text:s text:c="3"/>13x13 <text:s text:c="3"/>Bg:White Fg:Black</text:span></text:p>
          </table:table-cell>
          <table:table-cell table:style-name="Table2.A1" office:value-type="string">
            <text:p text:style-name="P32"/>
            <text:p text:style-name="P29"><text:span text:style-name="T6">More than three available rides can be shown to the user.</text:span></text:p>
          </table:table-cell>
        </table:table-row>
        <table:table-row table:style-name="Table2.5">
          <table:table-cell table:style-name="Table2.A1" office:value-type="string">
            <text:p text:style-name="P15"><text:span text:style-name="T6">6</text:span></text:p>
          </table:table-cell>
          <table:table-cell table:style-name="Table2.A1" office:value-type="string">
            <text:p text:style-name="P15"><text:span text:style-name="T6">Settings</text:span></text:p>
            <text:p text:style-name="P15"><text:span text:style-name="T7">a.Labels</text:span></text:p>
            <text:p text:style-name="P18"><text:span text:style-name="T6"><text:s/>i)Username</text:span></text:p>
            <text:p text:style-name="P18"><text:span text:style-name="T6">ii)Notifications </text:span></text:p>
            <text:p text:style-name="P18"><text:span text:style-name="T6">iii)Payment</text:span></text:p>
            <text:p text:style-name="P18"><text:span text:style-name="T6">iv)History</text:span></text:p>
            <text:p text:style-name="P18"><text:span text:style-name="T6">v)Help</text:span></text:p>
            <text:p text:style-name="P18"><text:span text:style-name="T6">vi)About us</text:span></text:p>
            <text:p text:style-name="P16"/>
            <text:p text:style-name="P15"><text:span text:style-name="T7">b. Buttons</text:span></text:p>
            <text:p text:style-name="P15"><text:span text:style-name="T6"><text:s/>i) Home </text:span></text:p>
            <text:p text:style-name="P15"><text:span text:style-name="T6">ii) Invite a Friend</text:span></text:p>
            <text:p text:style-name="P16"/>
          </table:table-cell>
          <table:table-cell table:style-name="Table2.A1" office:value-type="string">
            <text:p text:style-name="P35"><text:span text:style-name="T8">Size and colors</text:span></text:p>
            <text:p text:style-name="P37"/>
            <text:p text:style-name="P40"><text:span text:style-name="T8"><text:s/>136x37 <text:s/>Bg:Black <text:s/>Fg:White</text:span></text:p>
            <text:p text:style-name="P40"><text:span text:style-name="T8"><text:s/>174x37 <text:s/>Bg:Black <text:s/>Fg:White</text:span></text:p>
            <text:p text:style-name="P40"><text:span text:style-name="T8"><text:s/>119x37 <text:s/>Bg:Black <text:s/>Fg:White</text:span></text:p>
            <text:p text:style-name="P40"><text:span text:style-name="T8"><text:s/>98x37 <text:s text:c="3"/>Bg:Black <text:s/>Fg:White</text:span></text:p>
            <text:p text:style-name="P40"><text:span text:style-name="T8"><text:s/>63x37 <text:s text:c="3"/>Bg:Black <text:s/>Fg:White</text:span></text:p>
            <text:p text:style-name="P40"><text:span text:style-name="T8"><text:s/>122x37 <text:s/>Bg:Black <text:s/>Fg:White</text:span></text:p>
            <text:p text:style-name="P36"/>
            <text:p text:style-name="P36"/>
            <text:p text:style-name="P35"><text:span text:style-name="T8"><text:s text:c="2"/>42x35 <text:s text:c="2"/>Bg:Black <text:s/>Fg:White</text:span></text:p>
            <text:p text:style-name="P35"><text:span text:style-name="T8"><text:s/>122x37 <text:s/>Bg:Black <text:s/>Fg:White</text:span></text:p>
            <text:p text:style-name="P36"/>
          </table:table-cell>
          <table:table-cell table:style-name="Table2.A1" office:value-type="string">
            <text:p text:style-name="P29"><text:span text:style-name="T6"><text:s text:c="2"/></text:span></text:p>
            <text:p text:style-name="P32"/>
            <text:p text:style-name="P35"><text:span text:style-name="T6">No changes needed in setting page.</text:span></text:p>
          </table:table-cell>
        </table:table-row>
        <table:table-row table:style-name="Table2.8">
          <table:table-cell table:style-name="Table2.A1" office:value-type="string">
            <text:p text:style-name="P15"><text:span text:style-name="T6">7</text:span></text:p>
          </table:table-cell>
          <table:table-cell table:style-name="Table2.A1" office:value-type="string">
            <text:p text:style-name="P15"><text:span text:style-name="T6">History</text:span></text:p>
            <text:p text:style-name="P15"><text:span text:style-name="T7">a.Labels</text:span></text:p>
            <text:p text:style-name="P15"><text:span text:style-name="T6"><text:s/>i)History</text:span></text:p>
            <text:p text:style-name="P15"><text:span text:style-name="T6">ii)Payment History</text:span></text:p>
            <text:p text:style-name="P16"/>
            <text:p text:style-name="P15"><text:span text:style-name="T7">b. Buttons</text:span></text:p>
            <text:p text:style-name="P15"><text:span text:style-name="T6"><text:s/>i)Settings</text:span></text:p>
            <text:p text:style-name="P15"><text:span text:style-name="T6">ii)Information</text:span></text:p>
            <text:p text:style-name="P15"><text:span text:style-name="T6">iii)Created Rides History</text:span></text:p>
            <text:p text:style-name="P15"><text:span text:style-name="T6">iv)Booked Rides History</text:span></text:p>
            <text:p text:style-name="P16"/>
            <text:p text:style-name="P15"><text:span text:style-name="T7">c. Lower Navigation Menu</text:span></text:p>
            <text:p text:style-name="P15"><text:span text:style-name="T6">i) Profile</text:span></text:p>
            <text:p text:style-name="P15"><text:span text:style-name="T6">ii) Create Ride</text:span></text:p>
            <text:p text:style-name="P15"><text:span text:style-name="T6">iii) Search</text:span></text:p>
          </table:table-cell>
          <table:table-cell table:style-name="Table2.A1" office:value-type="string">
            <text:p text:style-name="P35"><text:span text:style-name="T8">Size and colors:</text:span></text:p>
            <text:p text:style-name="P31"/>
            <text:p text:style-name="P35"><text:span text:style-name="T8">55.51 x 20.82 Bg:Yellow Fg:Black</text:span></text:p>
            <text:p text:style-name="P35"><text:span text:style-name="T8">134.6 x 22.24 Bg:White Fg:Yellow</text:span></text:p>
            <text:p text:style-name="P36"/>
            <text:p text:style-name="P36"/>
            <text:p text:style-name="P35"><text:span text:style-name="T8">17.75 x 17.75 Bg:Yellow Fg:Black</text:span></text:p>
            <text:p text:style-name="P35"><text:span text:style-name="T8">17.75 x 17.75 Bg:Yellow Fg:Black</text:span></text:p>
            <text:p text:style-name="P35"><text:span text:style-name="T8"><text:s/>99.9 x 36.9 <text:s text:c="3"/>Bg:Yellow Fg:Black</text:span></text:p>
            <text:p text:style-name="P36"/>
            <text:p text:style-name="P35"><text:span text:style-name="T8">100.74 x 37.6 Bg:Yellow Fg:Black</text:span></text:p>
            <text:p text:style-name="P36"/>
            <text:p text:style-name="P36"/>
            <text:p text:style-name="P36"/>
            <text:p text:style-name="P36"/>
            <text:p text:style-name="P35"><text:span text:style-name="T8"><text:s text:c="3"/>19x14 <text:s text:c="3"/>Bg:White Fg:Black</text:span></text:p>
            <text:p text:style-name="P35"><text:span text:style-name="T8"><text:s text:c="3"/>32x33 <text:s text:c="3"/>Bg: Yellow &amp; White</text:span></text:p>
            <text:p text:style-name="P35"><text:span text:style-name="T8"><text:s text:c="3"/>13x13 <text:s text:c="3"/>Bg:White Fg:Black</text:span></text:p>
            <text:p text:style-name="P36"/>
          </table:table-cell>
          <table:table-cell table:style-name="Table2.A1" office:value-type="string">
            <text:p text:style-name="P32"/>
            <text:p text:style-name="P29"><text:span text:style-name="T6">User’s name can be displayed to whom the money has been sent or received</text:span></text:p>
          </table:table-cell>
        </table:table-row>
        <table:table-row table:style-name="Table2.5">
          <table:table-cell table:style-name="Table2.A1" office:value-type="string">
            <text:p text:style-name="P15"><text:span text:style-name="T6">8</text:span></text:p>
          </table:table-cell>
          <table:table-cell table:style-name="Table2.A1" office:value-type="string">
            <text:p text:style-name="P15"><text:span text:style-name="T6">My Rides</text:span></text:p>
            <text:p text:style-name="P15"><text:span text:style-name="T7">a.Labels</text:span></text:p>
            <text:p text:style-name="P15"><text:span text:style-name="T6"><text:s/>i)My Rides</text:span></text:p>
            <text:p text:style-name="P15"><text:span text:style-name="T6"><text:s/>ii)Time</text:span></text:p>
            <text:p text:style-name="P15"><text:span text:style-name="T6"><text:s/>iii)Date</text:span></text:p>
            <text:p text:style-name="P15"><text:span text:style-name="T6"><text:s/>iv)Start</text:span></text:p>
            <text:p text:style-name="P15"><text:span text:style-name="T6"><text:s/>v)End</text:span></text:p>
            <text:p text:style-name="P15"><text:span text:style-name="T6"><text:s/>vi)Via</text:span></text:p>
            <text:p text:style-name="P15"><text:span text:style-name="T6"><text:s/>vii)Fare</text:span></text:p>
            <text:p text:style-name="P15"><text:span text:style-name="T6"><text:s/>viii)Seats</text:span></text:p>
            <text:p text:style-name="P16"/>
            <text:p text:style-name="P15"><text:span text:style-name="T7">b. Buttons</text:span></text:p>
            <text:p text:style-name="P15"><text:span text:style-name="T6"><text:s/>i)Settings</text:span></text:p>
            <text:p text:style-name="P15"><text:span text:style-name="T6"><text:s/>ii)Info</text:span></text:p>
            <text:p text:style-name="P15"><text:span text:style-name="T6"><text:s/>iii)Repeat Ride</text:span></text:p>
            <text:p text:style-name="P16"/>
            <text:p text:style-name="P15"><text:span text:style-name="T7">c. Lower Navigation Menu</text:span></text:p>
            <text:p text:style-name="P15"><text:span text:style-name="T6"><text:s text:c="2"/>i)Profile</text:span></text:p>
            <text:p text:style-name="P15"><text:span text:style-name="T6"><text:s/>ii)Create Ride</text:span></text:p>
            <text:p text:style-name="P15"><text:span text:style-name="T6"><text:s/>iii)Back</text:span></text:p>
          </table:table-cell>
          <table:table-cell table:style-name="Table2.A1" office:value-type="string">
            <text:p text:style-name="P29"><text:span text:style-name="T8">Size and colors</text:span></text:p>
            <text:p text:style-name="P31"/>
            <text:p text:style-name="P34"><text:span text:style-name="T8">77.31x23.84 Bg:White Fg:Yellow</text:span></text:p>
            <text:p text:style-name="P34"><text:span text:style-name="T8">64.42x18.7 Bg:Black Fg:Grey</text:span></text:p>
            <text:p text:style-name="P34"><text:span text:style-name="T8">76.4x18.4 Bg:Black Fg:Grey</text:span></text:p>
            <text:p text:style-name="P34"><text:span text:style-name="T8">27.96x15.77 Bg:Black Fg:Grey</text:span></text:p>
            <text:p text:style-name="P41"><text:span text:style-name="T8"><text:s text:c="2"/>21.82x15.89 Bg:Black Fg:Grey</text:span></text:p>
            <text:p text:style-name="P41"><text:span text:style-name="T8"><text:s text:c="2"/>17.73x15.89 Bg:Black Fg:Grey</text:span></text:p>
            <text:p text:style-name="P41"><text:span text:style-name="T8"><text:s text:c="2"/>28.21x15.77 Bg:Black Fg:Grey</text:span></text:p>
            <text:p text:style-name="P41"><text:span text:style-name="T8"><text:s text:c="2"/>33.57x15.77 Bg:Black Fg:Grey</text:span></text:p>
            <text:p text:style-name="P38"/>
            <text:p text:style-name="P41"><text:span text:style-name="T8"><text:s text:c="2"/>19.19x19.19 Bg:Black Fg:Yellow</text:span></text:p>
            <text:p text:style-name="P41"><text:span text:style-name="T8"><text:s text:c="2"/>20.17x20.17 Bg:Black Fg:Yellow</text:span></text:p>
            <text:p text:style-name="P41"><text:span text:style-name="T8"><text:s text:c="2"/>64.6x15.16 <text:s text:c="2"/>Bg:Blue Fg.Grey</text:span></text:p>
            <text:p text:style-name="P38"/>
            <text:p text:style-name="P38"/>
            <text:p text:style-name="P38"/>
            <text:p text:style-name="P41"><text:span text:style-name="T8"><text:s text:c="2"/>25.21x19.57 Bg:Black Fg:Grey</text:span></text:p>
            <text:p text:style-name="P41"><text:span text:style-name="T8"><text:s text:c="2"/>43.37x43.5 <text:s text:c="2"/>Bg: Yellow &amp; White</text:span></text:p>
            <text:p text:style-name="P41"><text:span text:style-name="T8"><text:s text:c="2"/>24.59x24.59 Bg:Black Fg:Grey</text:span></text:p>
          </table:table-cell>
          <table:table-cell table:style-name="Table2.A1" office:value-type="string">
            <text:p text:style-name="P32"/>
            <text:p text:style-name="P29"><text:span text:style-name="T6">Distance traveled can be displayed per ride</text:span></text:p>
          </table:table-cell>
        </table:table-row>
        <table:table-row table:style-name="Table2.5">
          <table:table-cell table:style-name="Table2.A1" office:value-type="string">
            <text:p text:style-name="P15"><text:span text:style-name="T6">9</text:span></text:p>
          </table:table-cell>
          <table:table-cell table:style-name="Table2.A1" office:value-type="string">
            <text:p text:style-name="P15"><text:span text:style-name="T6">Booked Rides</text:span></text:p>
            <text:p text:style-name="P15"><text:span text:style-name="T7">a.Labels</text:span></text:p>
            <text:p text:style-name="P15"><text:span text:style-name="T6"><text:s/>i)My Rides</text:span></text:p>
            <text:p text:style-name="P15"><text:span text:style-name="T6"><text:s/>ii)Time</text:span></text:p>
            <text:p text:style-name="P15"><text:span text:style-name="T6"><text:s/>iii)Date</text:span></text:p>
            <text:p text:style-name="P15"><text:span text:style-name="T6"><text:s/>iv)Start</text:span></text:p>
            <text:p text:style-name="P15"><text:span text:style-name="T6"><text:s/>v)End</text:span></text:p>
            <text:p text:style-name="P15"><text:span text:style-name="T6"><text:s/>vi)Via</text:span></text:p>
            <text:p text:style-name="P15"><text:span text:style-name="T6"><text:s/>vii)Fare</text:span></text:p>
            <text:p text:style-name="P15"><text:span text:style-name="T6"><text:s/>viii)Seats</text:span></text:p>
            <text:p text:style-name="P15"><text:span text:style-name="T6"><text:s/>ix)By: Username</text:span></text:p>
            <text:p text:style-name="P16"/>
            <text:p text:style-name="P15"><text:span text:style-name="T7">b. Buttons</text:span></text:p>
            <text:p text:style-name="P15"><text:span text:style-name="T6"><text:s/>i)Settings</text:span></text:p>
            <text:p text:style-name="P15"><text:span text:style-name="T6"><text:s/>ii)Info</text:span></text:p>
            <text:p text:style-name="P16"/>
            <text:p text:style-name="P15"><text:span text:style-name="T7">c. Lower Navigation Menu</text:span></text:p>
            <text:p text:style-name="P15"><text:span text:style-name="T6"><text:s/>i)Profile</text:span></text:p>
            <text:p text:style-name="P15"><text:span text:style-name="T6"><text:s/>ii)Create Ride</text:span></text:p>
            <text:p text:style-name="P15"><text:span text:style-name="T6"><text:s/>iii)Back</text:span></text:p>
          </table:table-cell>
          <table:table-cell table:style-name="Table2.A1" office:value-type="string">
            <text:p text:style-name="P29"><text:span text:style-name="T8">Size and colors</text:span></text:p>
            <text:p text:style-name="P31"/>
            <text:p text:style-name="P34"><text:span text:style-name="T8">77.31x23.84 Bg:White Fg:Yellow</text:span></text:p>
            <text:p text:style-name="P34"><text:span text:style-name="T8">64.42x18.7 <text:s text:c="2"/>Bg:Black Fg:Grey</text:span></text:p>
            <text:p text:style-name="P34"><text:span text:style-name="T8">76.4x18.4 <text:s text:c="4"/>Bg:Black Fg:Grey</text:span></text:p>
            <text:p text:style-name="P34"><text:span text:style-name="T8">27.96x15.77 Bg:Black Fg:Grey</text:span></text:p>
            <text:p text:style-name="P41"><text:span text:style-name="T8"><text:s text:c="2"/>21.82x15.89 Bg:Black Fg:Grey</text:span></text:p>
            <text:p text:style-name="P41"><text:span text:style-name="T8"><text:s text:c="2"/>17.73x15.89 Bg:Black Fg:Grey</text:span></text:p>
            <text:p text:style-name="P41"><text:span text:style-name="T8"><text:s text:c="2"/>28.21x15.77 Bg:Black Fg:Grey</text:span></text:p>
            <text:p text:style-name="P41"><text:span text:style-name="T8"><text:s text:c="2"/>33.57x15.77 Bg:Black Fg:Grey</text:span></text:p>
            <text:p text:style-name="P29"><text:span text:style-name="T8">69.89x15.77 Bg:Black Fg:Grey</text:span></text:p>
            <text:p text:style-name="P31"/>
            <text:p text:style-name="P31"/>
            <text:p text:style-name="P35"><text:span text:style-name="T8"><text:s text:c="2"/>19.19x19.19 Bg:Black Fg:Yellow</text:span></text:p>
            <text:p text:style-name="P41"><text:span text:style-name="T8"><text:s text:c="2"/>20.17x20.17 Bg:Black Fg:Yellow</text:span></text:p>
            <text:p text:style-name="P38"/>
            <text:p text:style-name="P38"/>
            <text:p text:style-name="P38"/>
            <text:p text:style-name="P41"><text:span text:style-name="T8"><text:s text:c="2"/>25.21x19.57 Bg:Black Fg:Grey</text:span></text:p>
            <text:p text:style-name="P41"><text:span text:style-name="T8"><text:s text:c="2"/>43.37x43.5 <text:s text:c="2"/>Bg: Yellow &amp; White</text:span></text:p>
            <text:p text:style-name="P41"><text:span text:style-name="T8"><text:s text:c="2"/>24.59x24.59 Bg:Black Fg:Grey</text:span></text:p>
          </table:table-cell>
          <table:table-cell table:style-name="Table2.A1" office:value-type="string">
            <text:p text:style-name="P32"/>
            <text:p text:style-name="P29"><text:span text:style-name="T6">Distance traveled can be displayed per ride</text:span></text:p>
          </table:table-cell>
        </table:table-row>
        <table:table-row table:style-name="Table2.5">
          <table:table-cell table:style-name="Table2.A1" office:value-type="string">
            <text:p text:style-name="P15"><text:span text:style-name="T6">10</text:span></text:p>
          </table:table-cell>
          <table:table-cell table:style-name="Table2.A1" office:value-type="string">
            <text:p text:style-name="P15"><text:span text:style-name="T6">Profile </text:span></text:p>
            <text:p text:style-name="P15"><text:span text:style-name="T7">a.Labels</text:span></text:p>
            <text:p text:style-name="P15"><text:span text:style-name="T6"><text:s/>i)Name</text:span></text:p>
            <text:p text:style-name="P15"><text:span text:style-name="T6">ii)DOB</text:span></text:p>
            <text:p text:style-name="P15"><text:span text:style-name="T6">iii)Phone</text:span></text:p>
            <text:p text:style-name="P15"><text:span text:style-name="T6">iv)Gender</text:span></text:p>
            <text:p text:style-name="P15"><text:span text:style-name="T6">v) E-Mail</text:span></text:p>
            <text:p text:style-name="P15"><text:span text:style-name="T6">vi) Profile Image</text:span></text:p>
            <text:p text:style-name="P15"><text:span text:style-name="T6">vii)Profile Page</text:span></text:p>
            <text:p text:style-name="P16"/>
            <text:p text:style-name="P15"><text:span text:style-name="T7">b. Buttons</text:span></text:p>
            <text:p text:style-name="P15"><text:span text:style-name="T6"><text:s/>i) Edit Button</text:span></text:p>
            <text:p text:style-name="P15"><text:span text:style-name="T6">ii) Logout</text:span></text:p>
            <text:p text:style-name="P15"><text:span text:style-name="T6">iii)Change Photo</text:span></text:p>
          </table:table-cell>
          <table:table-cell table:style-name="Table2.A1" office:value-type="string">
            <text:p text:style-name="P29"><text:span text:style-name="T8">Sizes &amp; Colors</text:span></text:p>
            <text:p text:style-name="P31"/>
            <text:p text:style-name="P35"><text:span text:style-name="T8">283.83x36.4 Bg:Yellow Fg:White</text:span></text:p>
            <text:p text:style-name="P35"><text:span text:style-name="T8">282.83x36.4 Bg:Yellow Fg:White</text:span></text:p>
            <text:p text:style-name="P35"><text:span text:style-name="T8">282.83x36.4 Bg:Yellow Fg:White</text:span></text:p>
            <text:p text:style-name="P35"><text:span text:style-name="T8">282.83x36.4 Bg:Yellow Fg:White</text:span></text:p>
            <text:p text:style-name="P35"><text:span text:style-name="T8">282.83x36.4 Bg:Yellow Fg:White</text:span></text:p>
            <text:p text:style-name="P35"><text:span text:style-name="T8">103.19x103.19 Fg:White</text:span></text:p>
            <text:p text:style-name="P35"><text:span text:style-name="T8">177.13x24.21 <text:s/>Bg:Yellow</text:span></text:p>
            <text:p text:style-name="P36"/>
            <text:p text:style-name="P36"/>
            <text:p text:style-name="P36"/>
            <text:p text:style-name="P35"><text:span text:style-name="T8">13.89x 13.89 Fg:White Fg:Black</text:span></text:p>
            <text:p text:style-name="P35"><text:span text:style-name="T8">56.31x15.14 Fg:White Fg:Black</text:span></text:p>
            <text:p text:style-name="P35"><text:span text:style-name="T8">12.47x10.42 Fg:White Fg:Black</text:span></text:p>
          </table:table-cell>
          <table:table-cell table:style-name="Table2.A1" office:value-type="string">
            <text:p text:style-name="P32"/>
            <text:p text:style-name="P29"><text:span text:style-name="T6">Linking Social Media should be added</text:span></text:p>
          </table:table-cell>
        </table:table-row>
        <table:table-row table:style-name="Table2.5">
          <table:table-cell table:style-name="Table2.A1" office:value-type="string">
            <text:p text:style-name="P15"><text:span text:style-name="T6">11</text:span></text:p>
          </table:table-cell>
          <table:table-cell table:style-name="Table2.A1" office:value-type="string">
            <text:p text:style-name="P15"><text:span text:style-name="T6">Payment</text:span></text:p>
            <text:p text:style-name="P15"><text:span text:style-name="T7">a.Labels</text:span></text:p>
            <text:p text:style-name="P15"><text:span text:style-name="T6">i)Payment</text:span></text:p>
            <text:p text:style-name="P15"><text:span text:style-name="T6">ii)Wallet</text:span></text:p>
            <text:p text:style-name="P15"><text:span text:style-name="T7">b. Buttons</text:span></text:p>
            <text:p text:style-name="P15"><text:span text:style-name="T6"><text:s/>i)Ride Wallet</text:span></text:p>
            <text:p text:style-name="P15"><text:span text:style-name="T6">ii)Paytm</text:span></text:p>
            <text:p text:style-name="P15"><text:span text:style-name="T6">iii)UPI</text:span></text:p>
            <text:p text:style-name="P15"><text:span text:style-name="T6">iv)Card</text:span></text:p>
            <text:p text:style-name="P15"><text:span text:style-name="T6">v)NetBanking</text:span></text:p>
            <text:p text:style-name="P15"><text:span text:style-name="T6">vi)Cash</text:span></text:p>
            <text:p text:style-name="P15"><text:span text:style-name="T6">vii)Pay Now</text:span></text:p>
          </table:table-cell>
          <table:table-cell table:style-name="Table2.A1" office:value-type="string">
            <text:p text:style-name="P29"><text:span text:style-name="T8">Size and colors:</text:span></text:p>
            <text:p text:style-name="P31"/>
            <text:p text:style-name="P35"><text:span text:style-name="T8"><text:s text:c="2"/></text:span></text:p>
            <text:p text:style-name="P35"><text:span text:style-name="T8"><text:s text:c="2"/>56.64x17.64 Bg:Yellow Fg:White</text:span></text:p>
            <text:p text:style-name="P29"><text:span text:style-name="T8">21.09x09.43 Bg:White Fg:Black</text:span></text:p>
            <text:p text:style-name="P31"/>
            <text:p text:style-name="P29"><text:span text:style-name="T8">133.27x14.75 Bg:White Fg:Black</text:span></text:p>
            <text:p text:style-name="P29"><text:span text:style-name="T8">133.27x14.75 Bg:White Fg:Black</text:span></text:p>
            <text:p text:style-name="P29"><text:span text:style-name="T8">93.07x14.75 Bg:White Fg:Black</text:span></text:p>
            <text:p text:style-name="P35"><text:span text:style-name="T8"><text:s/>130.68x14.75 Bg: White Fg:Black</text:span></text:p>
            <text:p text:style-name="P35"><text:span text:style-name="T8"><text:s text:c="2"/>133.27x14.75 Bg:White Fg:Black</text:span></text:p>
            <text:p text:style-name="P29"><text:span text:style-name="T8">125.23x14.75 Bg:White Fg:Black</text:span></text:p>
            <text:p text:style-name="P35"><text:span text:style-name="T8">164.86x23.51 Bg:Yellow Fg:Black</text:span></text:p>
          </table:table-cell>
          <table:table-cell table:style-name="Table2.A1" office:value-type="string">
            <text:p text:style-name="P32"/>
            <text:p text:style-name="P29"><text:span text:style-name="T6">Limited timer can be added for a specific payment method else the payment must fail.</text:span></text:p>
          </table:table-cell>
        </table:table-row>
      </table:table>
      <text:p text:style-name="P20"/>
      <text:p text:style-name="P20"/>
      <text:p text:style-name="P20"/>
      <text:p text:style-name="P20"/>
      <text:p text:style-name="P20"/>
      <text:p text:style-name="P20"><text:soft-page-break/></text:p>
      <text:p text:style-name="P20"/>
      <text:p text:style-name="P20"/>
      <text:p text:style-name="P20"/>
      <text:p text:style-name="P20"/>
      <text:p text:style-name="P21"><text:span text:style-name="T1">Navigation</text:span><text:span text:style-name="T6">-</text:span></text:p>
      <text:list xml:id="list3895663998" text:style-name="WWNum1">
        <text:list-item>
          <text:p text:style-name="P42"><text:span text:style-name="T5">Local Navigation</text:span><text:span text:style-name="T6">:</text:span></text:p>
          <text:list>
            <text:list-item>
              <text:p text:style-name="P43"><text:span text:style-name="T6">Local Navigation used in various pages of application.</text:span></text:p>
            </text:list-item>
            <text:list-item>
              <text:p text:style-name="P43"><text:span text:style-name="T6">Example: Profile page, ahead of every textbox there is an edit button which has the local navigation which allows the user to edit his profile within that page.</text:span></text:p>
            </text:list-item>
            <text:list-item>
              <text:p text:style-name="P43"><text:span text:style-name="T6">The info icon is also local navigation,when clicked on that the tab of help,about us opens on the same page as Pull-down menu.</text:span></text:p>
            </text:list-item>
          </text:list>
        </text:list-item>
      </text:list>
      <text:p text:style-name="P44"/>
      <text:list xml:id="list64858586387379" text:continue-numbering="true" text:style-name="WWNum1">
        <text:list-item>
          <text:p text:style-name="P42"><text:span text:style-name="T5">Global Navigation</text:span><text:span text:style-name="T6"> :</text:span></text:p>
          <text:list>
            <text:list-item>
              <text:p text:style-name="P43"><text:span text:style-name="T6">Global navigation is used all over the application.</text:span></text:p>
            </text:list-item>
            <text:list-item>
              <text:p text:style-name="P43"><text:span text:style-name="T6">For example:</text:span></text:p>
              <text:list>
                <text:list-item>
                  <text:p text:style-name="P45"><text:span text:style-name="T6">Login page itself has the global navigation when clicked on the Login button user is directed to the home page when login successful.Also when clicked on register now directed to the registration page i.e sign up page.</text:span></text:p>
                </text:list-item>
                <text:list-item>
                  <text:p text:style-name="P45"><text:span text:style-name="T6">The navigation bar below also have the buttons like when clicked on create ride user is directed to the create ride page.</text:span></text:p>
                </text:list-item>
                <text:list-item>
                  <text:p text:style-name="P45"><text:span text:style-name="T6">When a user clicks on the settings page he is directed to the settings page.</text:span></text:p>
                </text:list-item>
                <text:list-item>
                  <text:p text:style-name="P45"><text:span text:style-name="T6">Similar to above when clicked on the History button the user is directed to the history page. Same for the payment, search,etc buttons. </text:span></text:p>
                </text:list-item>
              </text:list>
            </text:list-item>
          </text:list>
        </text:list-item>
      </text:list>
      <text:p text:style-name="P46"/>
      <text:p text:style-name="P46"/>
      <text:p text:style-name="P20"/>
      <text:p text:style-name="P47"><text:soft-page-break/><text:span text:style-name="T1">Input and Output Channel: -</text:span></text:p>
      <text:p text:style-name="P47"><text:span text:style-name="T6">Input Channel</text:span><text:span text:style-name="T8">:</text:span></text:p>
      <table:table table:name="Table3" table:style-name="Table3">
        <table:table-column table:style-name="Table3.A"/>
        <table:table-column table:style-name="Table3.B"/>
        <table:table-row table:style-name="Table3.1">
          <table:table-cell table:style-name="Table3.A1" office:value-type="string">
            <text:p text:style-name="P8"><text:span text:style-name="T6">Human</text:span></text:p>
          </table:table-cell>
          <table:table-cell table:style-name="Table3.A1" office:value-type="string">
            <text:p text:style-name="P8"><text:span text:style-name="T6">Mobile</text:span></text:p>
          </table:table-cell>
        </table:table-row>
        <table:table-row table:style-name="Table3.1">
          <table:table-cell table:style-name="Table3.A1" office:value-type="string">
            <text:p text:style-name="P8"><text:span text:style-name="T6">Vision</text:span></text:p>
          </table:table-cell>
          <table:table-cell table:style-name="Table3.A1" office:value-type="string">
            <text:p text:style-name="P8"><text:span text:style-name="T6">Touch Screen</text:span></text:p>
          </table:table-cell>
        </table:table-row>
      </table:table>
      <text:p text:style-name="P48"/>
      <text:p text:style-name="P47"><text:span text:style-name="T6">Output Channel:</text:span></text:p>
      <table:table table:name="Table4" table:style-name="Table4">
        <table:table-column table:style-name="Table4.A"/>
        <table:table-column table:style-name="Table4.B"/>
        <table:table-row table:style-name="Table4.1">
          <table:table-cell table:style-name="Table4.A1" office:value-type="string">
            <text:p text:style-name="P8"><text:span text:style-name="T6">Human</text:span></text:p>
          </table:table-cell>
          <table:table-cell table:style-name="Table4.A1" office:value-type="string">
            <text:p text:style-name="P8"><text:span text:style-name="T6">Mobile</text:span></text:p>
          </table:table-cell>
        </table:table-row>
        <table:table-row table:style-name="Table4.2">
          <table:table-cell table:style-name="Table4.A1" office:value-type="string">
            <text:p text:style-name="P8"><text:span text:style-name="T6">Hands</text:span></text:p>
          </table:table-cell>
          <table:table-cell table:style-name="Table4.A1" office:value-type="string">
            <text:p text:style-name="P8"><text:span text:style-name="T6">Display</text:span></text:p>
          </table:table-cell>
        </table:table-row>
      </table:table>
      <text:p text:style-name="P13"/>
      <text:p text:style-name="P3"/>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Heading" style:family="paragraph" style:parent-style-name="normal"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normal"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normal"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normal" style:default-outline-level="">
      <style:paragraph-properties fo:margin-left="0.5in" fo:margin-right="0in" fo:margin-top="0in" fo:margin-bottom="0.139in" loext:contextual-spacing="true" fo:text-indent="0in" style:auto-text-indent="false"/>
    </style:style>
    <style:style style:name="Header" style:family="paragraph" style:parent-style-name="normal" style:default-outline-level="" style:class="extra"/>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3pt" style:text-underline-style="none" style:font-size-asian="13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font-size-asian="12pt"/>
    </style:style>
    <style:style style:name="ListLabel_20_20" style:display-name="ListLabel 20" style:family="text">
      <style:text-properties style:font-name="Times New Roman" fo:font-family="'Times New Roman'" style:font-family-generic="roman" style:font-pitch="variable" fo:font-size="12pt" style:text-underline-style="none" style:font-size-asian="12pt"/>
    </style:style>
    <style:style style:name="ListLabel_20_21" style:display-name="ListLabel 21" style:family="text">
      <style:text-properties style:font-name="Times New Roman" fo:font-family="'Times New Roman'" style:font-family-generic="roman" style:font-pitch="variable" fo:font-size="12pt" style:text-underline-style="none" style:font-size-asian="12pt"/>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3pt" style:text-underline-style="none" style:font-size-asian="13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4pt" style:font-size-asian="14pt"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Times New Roman" fo:font-family="'Times New Roman'" style:font-family-generic="roman" style:font-pitch="variable" fo:font-size="12pt" style:text-underline-style="none"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62" style:display-name="ListLabel 62" style:family="text">
      <style:text-properties style:font-name="Times New Roman" fo:font-family="'Times New Roman'" style:font-family-generic="roman" style:font-pitch="variable" fo:font-size="12pt" style:text-underline-style="none"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63" style:display-name="ListLabel 63" style:family="text">
      <style:text-properties style:font-name="Times New Roman" fo:font-family="'Times New Roman'" style:font-family-generic="roman" style:font-pitch="variable" fo:font-size="12pt" style:text-underline-style="none"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64" style:display-name="ListLabel 6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6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6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139in" loext:contextual-spacing="false" fo:line-height="115%" fo:text-align="start" style:justify-single-word="false" fo:orphans="2" fo:widows="2"/>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4T07:28:00</meta:creation-date>
    <meta:document-statistic meta:table-count="4" meta:image-count="0" meta:object-count="0" meta:page-count="8" meta:paragraph-count="394" meta:word-count="1517" meta:character-count="9916" meta:non-whitespace-character-count="8506"/>
    <meta:generator>LibreOfficeDev/6.0.5.2$Linux_X86_64 LibreOffice_project/</meta:gener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